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00f410" officeooo:paragraph-rsid="0005788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bold" officeooo:rsid="0003fa9d" officeooo:paragraph-rsid="0003fa9d" style:font-weight-asian="bold" style:font-weight-complex="bold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normal" officeooo:rsid="0003fa9d" officeooo:paragraph-rsid="0003fa9d" style:font-weight-asian="normal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Arial" officeooo:rsid="0003fa9d" officeooo:paragraph-rsid="0003fa9d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normal" officeooo:rsid="0003fa9d" officeooo:paragraph-rsid="0003fa9d" style:font-weight-asian="normal" style:font-weight-complex="normal"/>
    </style:style>
    <style:style style:name="P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normal" officeooo:rsid="0003fa9d" officeooo:paragraph-rsid="0003fa9d" style:font-weight-asian="normal" style:font-weight-complex="normal"/>
    </style:style>
    <style:style style:name="P7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normal" officeooo:rsid="0003fa9d" officeooo:paragraph-rsid="0003fa9d" style:font-weight-asian="normal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Arial" fo:font-weight="normal" officeooo:rsid="0003fa9d" officeooo:paragraph-rsid="0003fa9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a9d" style:font-weight-asian="bold" style:font-weight-complex="bold"/>
    </style:style>
    <style:style style:name="T3" style:family="text">
      <style:text-properties officeooo:rsid="0005788d"/>
    </style:style>
    <text:list-style style:name="L1">
      <text:list-level-style-number text:level="1" loext:num-list-format="%1%." style:num-suffix="." style:num-format="1" text:start-value="1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00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ampleApp</text:span> v1.0</text:p>
      <text:p text:style-name="P1"><text:span text:style-name="T3">Errors</text:span> <text:span text:style-name="T3">L</text:span>ist</text:p>
      <text:p text:style-name="P2">INVALID INPUT</text:p>
      <text:list xml:id="list3374183744" text:style-name="L1">
        <text:list-item>
          <text:p text:style-name="P5">Main Menu got invalid input</text:p>
        </text:list-item>
        <text:list-item>
          <text:p text:style-name="P5">Form got invalid input [Non-Numerical value]</text:p>
        </text:list-item>
        <text:list-item>
          <text:p text:style-name="P5">Form got invalid input [Invalid date format]</text:p>
        </text:list-item>
        <text:list-item>
          <text:p text:style-name="P5">Form got invalid input [Invalid year format]</text:p>
        </text:list-item>
        <text:list-item>
          <text:p text:style-name="P5">Form got invalid input [Invalid month format]</text:p>
        </text:list-item>
        <text:list-item>
          <text:p text:style-name="P5">Form got invalid input [Invalid day format]</text:p>
        </text:list-item>
      </text:list>
      <text:p text:style-name="P3"/>
      <text:p text:style-name="P4"><text:span text:style-name="T2">M</text:span><text:span text:style-name="T1">ISSING FILE</text:span></text:p>
      <text:list xml:id="list1036413953" text:style-name="L2">
        <text:list-item>
          <text:p text:style-name="P6">help.pdf</text:p>
        </text:list-item>
        <text:list-item>
          <text:p text:style-name="P6">favicon.ico</text:p>
        </text:list-item>
        <text:list-item>
          <text:p text:style-name="P6">settings.txt</text:p>
        </text:list-item>
        <text:list-item>
          <text:p text:style-name="P6">#Script-Filename</text:p>
        </text:list-item>
        <text:list-item>
          <text:p text:style-name="P6">#CSV-Filename</text:p>
        </text:list-item>
      </text:list>
      <text:p text:style-name="P3"/>
      <text:p text:style-name="P2">ERROR IN FILE</text:p>
      <text:list xml:id="list3357890616" text:style-name="L3">
        <text:list-item>
          <text:p text:style-name="P7">settings.txt. Missing setting: #Setting Name</text:p>
        </text:list-item>
        <text:list-item>
          <text:p text:style-name="P7">#script. Invalid function in script fil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3:51:17.856000000</dc:date>
    <meta:editing-duration>PT24M15S</meta:editing-duration>
    <meta:editing-cycles>7</meta:editing-cycles>
    <meta:generator>LibreOffice/7.2.6.2$Windows_x86 LibreOffice_project/b0ec3a565991f7569a5a7f5d24fed7f52653d754</meta:generator>
    <meta:document-statistic meta:table-count="0" meta:image-count="0" meta:object-count="0" meta:page-count="1" meta:paragraph-count="18" meta:word-count="79" meta:character-count="506" meta:non-whitespace-character-count="458"/>
  </office:meta>
</office:document-meta>
</file>